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5.03cm"/>
    </style:style>
    <style:style style:name="gr2" style:family="graphic" style:parent-style-name="standard">
      <style:graphic-properties draw:stroke="solid" svg:stroke-color="#000000" draw:fill="none" draw:fill-color="#ffffff" fo:min-height="0.893cm"/>
    </style:style>
    <style:style style:name="gr3" style:family="graphic" style:parent-style-name="standard">
      <style:graphic-properties draw:stroke="solid" svg:stroke-color="#000000" draw:fill="none" draw:fill-color="#ffffff" fo:min-height="2.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05cm"/>
    </style:style>
    <style:style style:name="gr6" style:family="graphic" style:parent-style-name="standard">
      <style:graphic-properties draw:stroke="solid" svg:stroke-color="#800000" draw:fill="solid" draw:fill-color="#ff3333" fo:min-height="0.893cm"/>
    </style:style>
    <style:style style:name="gr7" style:family="graphic" style:parent-style-name="standard">
      <style:graphic-properties draw:stroke="solid" svg:stroke-color="#000000" draw:fill="solid" draw:fill-color="#00ff00" fo:min-height="0.893cm"/>
    </style:style>
    <style:style style:name="gr8" style:family="graphic" style:parent-style-name="standard">
      <style:graphic-properties draw:stroke="solid" svg:stroke-color="#000000" draw:fill="none" draw:fill-color="#ffffff" fo:min-height="0.385cm"/>
    </style:style>
    <style:style style:name="gr9" style:family="graphic" style:parent-style-name="standard">
      <style:graphic-properties draw:stroke="solid" svg:stroke-color="#000000" draw:fill="none" draw:fill-color="#ffffff" fo:min-height="0.712cm"/>
    </style:style>
    <style:style style:name="gr10" style:family="graphic" style:parent-style-name="standard">
      <style:graphic-properties draw:stroke="solid" svg:stroke-color="#000000" draw:fill="none" draw:fill-color="#ffffff" fo:min-height="0.36cm"/>
    </style:style>
    <style:style style:name="gr11" style:family="graphic" style:parent-style-name="standard">
      <style:graphic-properties draw:stroke="solid" svg:stroke-color="#000000" draw:fill="none" draw:fill-color="#ffffff" fo:min-height="0.635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none" draw:fill-color="#ffffff" fo:min-height="0.512cm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fo:min-height="0.74cm"/>
    </style:style>
    <style:style style:name="gr17" style:family="graphic" style:parent-style-name="standard">
      <style:graphic-properties draw:stroke="solid" svg:stroke-color="#000000" draw:fill="none" draw:fill-color="#ffffff" fo:min-height="1.4cm"/>
    </style:style>
    <style:style style:name="gr18" style:family="graphic" style:parent-style-name="standard">
      <style:graphic-properties draw:stroke="solid" svg:stroke-color="#000000" draw:fill="none" draw:fill-color="#ffffff" fo:min-height="0.41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svg:stroke-color="#000000" draw:fill="none" draw:fill-color="#ffffff" fo:min-height="0.66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207cm" svg:height="5.28cm" svg:x="11.89cm" svg:y="1.99cm">
          <draw:text-box>
            <text:p>M3Omnibase</text:p>
          </draw:text-box>
        </draw:frame>
        <draw:frame draw:style-name="gr1" draw:layer="layout" svg:width="5.207cm" svg:height="5.28cm" svg:x="17.903cm" svg:y="2.32cm">
          <draw:text-box>
            <text:p>Holomni_PCV</text:p>
          </draw:text-box>
        </draw:frame>
        <draw:frame draw:style-name="gr2" draw:layer="layout" svg:width="1.65cm" svg:height="1.143cm" svg:x="2.98cm" svg:y="10.9cm">
          <draw:text-box>
            <text:p>TQ</text:p>
          </draw:text-box>
        </draw:frame>
        <draw:frame draw:style-name="gr2" draw:layer="layout" svg:width="1.99cm" svg:height="1.143cm" svg:x="5.28cm" svg:y="10.901cm">
          <draw:text-box>
            <text:p>VEL</text:p>
          </draw:text-box>
        </draw:frame>
        <draw:frame draw:style-name="gr2" draw:layer="layout" svg:width="1.99cm" svg:height="1.143cm" svg:x="0.58cm" svg:y="10.902cm">
          <draw:text-box>
            <text:p>OFF</text:p>
          </draw:text-box>
        </draw:frame>
        <draw:frame draw:style-name="gr2" draw:layer="layout" svg:width="2.65cm" svg:height="1.143cm" svg:x="2.97cm" svg:y="9.25cm">
          <draw:text-box>
            <text:p>JOINT</text:p>
          </draw:text-box>
        </draw:frame>
        <draw:frame draw:style-name="gr2" draw:layer="layout" svg:width="2.65cm" svg:height="1.143cm" svg:x="13.2cm" svg:y="9.097cm">
          <draw:text-box>
            <text:p>TRAJ</text:p>
          </draw:text-box>
        </draw:frame>
        <draw:frame draw:style-name="gr2" draw:layer="layout" svg:width="1.99cm" svg:height="1.143cm" svg:x="12.55cm" svg:y="10.747cm">
          <draw:text-box>
            <text:p>OFF</text:p>
          </draw:text-box>
        </draw:frame>
        <draw:frame draw:style-name="gr2" draw:layer="layout" svg:width="4.29cm" svg:height="1.143cm" svg:x="15.19cm" svg:y="10.747cm">
          <draw:text-box>
            <text:p>JOYSTICK</text:p>
          </draw:text-box>
        </draw:frame>
        <draw:frame draw:style-name="gr2" draw:layer="layout" svg:width="1.98cm" svg:height="1.143cm" svg:x="12.55cm" svg:y="11.89cm">
          <draw:text-box>
            <text:p>VIAS</text:p>
          </draw:text-box>
        </draw:frame>
        <draw:frame draw:style-name="gr3" draw:layer="layout" svg:width="4.29cm" svg:height="2.64cm" svg:x="15.19cm" svg:y="11.89cm">
          <draw:text-box>
            <text:p>GOAL</text:p>
          </draw:text-box>
        </draw:frame>
        <draw:frame draw:style-name="gr2" draw:layer="layout" svg:width="4.62cm" svg:height="1.143cm" svg:x="6.12cm" svg:y="7.53cm">
          <draw:text-box>
            <text:p>OMNIBASE</text:p>
          </draw:text-box>
        </draw:frame>
        <draw:frame draw:style-name="gr4" draw:layer="layout" svg:width="5.9cm" svg:height="1.673cm" svg:x="-0.28cm" svg:y="7.247cm">
          <draw:text-box>
            <text:p>(Steer/Drive Frame</text:p>
            <text:p>In M3OmniBase)</text:p>
          </draw:text-box>
        </draw:frame>
        <draw:frame draw:style-name="gr5" draw:layer="layout" svg:width="11.55cm" svg:height="0.962cm" svg:x="1.99cm" svg:y="15.52cm">
          <draw:text-box>
            <text:p>VIA=&gt;CasterFrameError=&gt;TrajBlock=&gt;</text:p>
          </draw:text-box>
        </draw:frame>
        <draw:frame draw:style-name="gr2" draw:layer="layout" svg:width="6.27cm" svg:height="1.143cm" svg:x="13.21cm" svg:y="15.367cm">
          <draw:text-box>
            <text:p>dx,dxd, dxdd</text:p>
          </draw:text-box>
        </draw:frame>
        <draw:frame draw:style-name="gr2" draw:layer="layout" svg:width="6.27cm" svg:height="1.143cm" svg:x="13.21cm" svg:y="16.687cm">
          <draw:text-box>
            <text:p>cxdd</text:p>
          </draw:text-box>
        </draw:frame>
        <draw:frame draw:style-name="gr2" draw:layer="layout" svg:width="6.27cm" svg:height="1.143cm" svg:x="13.21cm" svg:y="17.83cm">
          <draw:text-box>
            <text:p>F=MA</text:p>
          </draw:text-box>
        </draw:frame>
        <draw:frame draw:style-name="gr2" draw:layer="layout" svg:width="6.27cm" svg:height="1.143cm" svg:x="13.21cm" svg:y="17.831cm">
          <draw:text-box>
            <text:p>F=MA</text:p>
          </draw:text-box>
        </draw:frame>
        <draw:frame draw:style-name="gr2" draw:layer="layout" svg:width="6.27cm" svg:height="1.143cm" svg:x="13.21cm" svg:y="17.831cm">
          <draw:text-box>
            <text:p>F=MA</text:p>
          </draw:text-box>
        </draw:frame>
        <draw:frame draw:style-name="gr2" draw:layer="layout" svg:width="6.27cm" svg:height="1.143cm" svg:x="13.21cm" svg:y="18.82cm">
          <draw:text-box>
            <text:p>t=Jt*cF</text:p>
          </draw:text-box>
        </draw:frame>
        <draw:frame draw:style-name="gr5" draw:layer="layout" svg:width="11.55cm" svg:height="1.673cm" svg:x="1.66cm" svg:y="16.67cm">
          <draw:text-box>
            <text:p>Gains: Kpx,Kpa, etc: only feedback: global position error</text:p>
          </draw:text-box>
        </draw:frame>
        <draw:frame draw:style-name="gr4" draw:layer="layout" svg:width="7.669cm" svg:height="0.962cm" svg:x="19.731cm" svg:y="13.898cm">
          <draw:text-box>
            <text:p>Joystick: generates a dxd</text:p>
          </draw:text-box>
        </draw:frame>
        <draw:frame draw:style-name="gr4" draw:layer="layout" svg:width="7.161cm" svg:height="1.673cm" svg:x="19.579cm" svg:y="11.89cm">
          <draw:text-box>
            <text:p>Goal: (X,Y,Theta Global</text:p>
            <text:p>= single via)</text:p>
          </draw:text-box>
        </draw:frame>
        <draw:frame draw:style-name="gr6" draw:layer="layout" svg:width="3.3cm" svg:height="1.143cm" svg:x="15.52cm" svg:y="13.057cm">
          <draw:text-box>
            <text:p>SPLINED</text:p>
          </draw:text-box>
        </draw:frame>
        <draw:frame draw:style-name="gr7" draw:layer="layout" svg:width="2.65cm" svg:height="1.143cm" svg:x="8.26cm" svg:y="9.097cm">
          <draw:text-box>
            <text:p>LOCAL</text:p>
          </draw:text-box>
        </draw:frame>
        <draw:frame draw:style-name="gr7" draw:layer="layout" svg:width="1.89cm" svg:height="1.143cm" svg:x="7.93cm" svg:y="10.9cm">
          <draw:text-box>
            <text:p>FRC</text:p>
          </draw:text-box>
        </draw:frame>
        <draw:frame draw:style-name="gr7" draw:layer="layout" svg:width="1.99cm" svg:height="1.143cm" svg:x="9.91cm" svg:y="10.9cm">
          <draw:text-box>
            <text:p>VEL</text:p>
          </draw:text-box>
        </draw:frame>
        <draw:frame draw:style-name="gr2" draw:layer="layout" svg:width="5.62cm" svg:height="1.673cm" svg:x="1.33cm" svg:y="12.55cm">
          <draw:text-box>
            <text:p>VelGains via Protobuf</text:p>
          </draw:text-box>
        </draw:frame>
      </draw:page>
      <draw:page draw:name="page2" draw:style-name="dp1" draw:master-page-name="Default">
        <draw:frame draw:style-name="gr8" draw:id="id7" draw:layer="layout" svg:width="0.635cm" svg:height="0.962cm" svg:x="8.26cm" svg:y="4.328cm">
          <draw:text-box>
            <text:p>q</text:p>
          </draw:text-box>
        </draw:frame>
        <draw:frame draw:style-name="gr8" draw:id="id8" draw:layer="layout" svg:width="1.905cm" svg:height="0.962cm" svg:x="9.91cm" svg:y="4.328cm">
          <draw:text-box>
            <text:p>d/dx</text:p>
          </draw:text-box>
        </draw:frame>
        <draw:frame draw:style-name="gr9" draw:id="id9" draw:layer="layout" svg:width="1.32cm" svg:height="1.673cm" svg:x="12.88cm" svg:y="3.947cm">
          <draw:text-box>
            <text:p><text:s text:c="3"/>.</text:p>
            <text:p><text:s text:c="2"/>q</text:p>
          </draw:text-box>
        </draw:frame>
        <draw:frame draw:style-name="gr8" draw:id="id2" draw:layer="layout" svg:width="1.905cm" svg:height="0.962cm" svg:x="1.682cm" svg:y="8.26cm">
          <draw:text-box>
            <text:p>Yaml</text:p>
          </draw:text-box>
        </draw:frame>
        <draw:frame draw:style-name="gr10" draw:id="id12" draw:layer="layout" svg:width="0.99cm" svg:height="0.962cm" svg:x="13.21cm" svg:y="8.288cm">
          <draw:text-box>
            <text:p>J</text:p>
          </draw:text-box>
        </draw:frame>
        <draw:frame draw:style-name="gr8" draw:id="id3" draw:layer="layout" svg:width="2.54cm" svg:height="0.962cm" svg:x="4.73cm" svg:y="8.333cm">
          <draw:text-box>
            <text:p>Kx,Ky</text:p>
          </draw:text-box>
        </draw:frame>
        <draw:frame draw:style-name="gr11" draw:id="id1" draw:layer="layout" svg:width="1.27cm" svg:height="0.962cm" svg:x="5.365cm" svg:y="9.911cm">
          <draw:text-box>
            <text:p>b,r</text:p>
          </draw:text-box>
        </draw:frame>
        <draw:connector draw:style-name="gr12" draw:text-style-name="P1" draw:id="id10" draw:layer="layout" svg:x1="6.635cm" svg:y1="10.392cm" svg:x2="6.635cm" svg:y2="10.392cm" draw:start-shape="id1" draw:start-glue-point="1" draw:end-shape="id1" draw:end-glue-point="1" svg:d="">
          <text:p/>
        </draw:connector>
        <draw:connector draw:style-name="gr12" draw:text-style-name="P1" draw:layer="layout" svg:x1="3.587cm" svg:y1="8.741cm" svg:x2="4.73cm" svg:y2="8.814cm" draw:start-shape="id2" draw:start-glue-point="1" draw:end-shape="id3" draw:end-glue-point="3" svg:d="m3587 8741h572v73h571">
          <text:p/>
        </draw:connector>
        <draw:frame draw:style-name="gr2" draw:id="id6" draw:layer="layout" svg:width="3.175cm" svg:height="1.143cm" svg:x="1.125cm" svg:y="4.147cm">
          <draw:text-box>
            <text:p>enc_ticks</text:p>
          </draw:text-box>
        </draw:frame>
        <draw:frame draw:style-name="gr13" draw:id="id4" draw:layer="layout" svg:width="5.207cm" svg:height="0.962cm" svg:x="0.619cm" svg:y="5.826cm">
          <draw:text-box>
            <text:p>ENC_CNT2RAD</text:p>
          </draw:text-box>
        </draw:frame>
        <draw:g draw:id="id5">
          <draw:frame draw:style-name="gr14" draw:layer="layout" svg:width="0.889cm" svg:height="0.962cm" svg:x="6.28cm" svg:y="4.328cm">
            <draw:text-box>
              <text:p>x</text:p>
            </draw:text-box>
          </draw:frame>
          <draw:custom-shape draw:style-name="gr15" draw:text-style-name="P1" draw:layer="layout" svg:width="0.762cm" svg:height="0.762cm" svg:x="6.28cm" svg:y="4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5.826cm" svg:y1="6.307cm" svg:x2="6.724cm" svg:y2="5.29cm" draw:start-shape="id4" draw:start-glue-point="1" draw:end-shape="id5" draw:end-glue-point="2" svg:d="m5826 6307h898v-1017">
          <text:p/>
        </draw:connector>
        <draw:connector draw:style-name="gr12" draw:text-style-name="P1" draw:layer="layout" svg:x1="4.3cm" svg:y1="4.718cm" svg:x2="6.28cm" svg:y2="4.809cm" draw:start-shape="id6" draw:start-glue-point="1" draw:end-shape="id5" draw:end-glue-point="3" svg:d="m4300 4718h990v91h990">
          <text:p/>
        </draw:connector>
        <draw:connector draw:style-name="gr12" draw:text-style-name="P1" draw:layer="layout" svg:x1="7.169cm" svg:y1="4.809cm" svg:x2="8.26cm" svg:y2="4.809cm" draw:start-shape="id5" draw:start-glue-point="1" draw:end-shape="id7" draw:end-glue-point="3" svg:d="m7169 4809h1091">
          <text:p/>
        </draw:connector>
        <draw:connector draw:style-name="gr12" draw:text-style-name="P1" draw:layer="layout" svg:x1="8.895cm" svg:y1="4.809cm" svg:x2="9.91cm" svg:y2="4.809cm" draw:start-shape="id7" draw:start-glue-point="1" draw:end-shape="id8" draw:end-glue-point="3" svg:d="m8895 4809h1015">
          <text:p/>
        </draw:connector>
        <draw:connector draw:style-name="gr12" draw:text-style-name="P1" draw:layer="layout" svg:x1="11.815cm" svg:y1="4.809cm" svg:x2="12.88cm" svg:y2="4.783cm" draw:start-shape="id8" draw:start-glue-point="1" draw:end-shape="id9" draw:end-glue-point="3" svg:d="m11815 4809h533v-26h532">
          <text:p/>
        </draw:connector>
        <draw:frame draw:style-name="gr16" draw:id="id11" draw:layer="layout" svg:width="3.3cm" svg:height="0.99cm" svg:x="8.26cm" svg:y="8.26cm">
          <draw:text-box>
            <text:p>Fill_Jcp()</text:p>
          </draw:text-box>
        </draw:frame>
        <draw:connector draw:style-name="gr12" draw:text-style-name="P1" draw:layer="layout" draw:line-skew="0.419cm" svg:x1="6.635cm" svg:y1="10.392cm" svg:x2="9.91cm" svg:y2="9.25cm" draw:start-shape="id10" draw:start-glue-point="0" draw:end-shape="id11" draw:end-glue-point="2" svg:d="m6635 10392v-152h3275v-990">
          <text:p/>
        </draw:connector>
        <draw:connector draw:style-name="gr12" draw:text-style-name="P1" draw:layer="layout" svg:x1="7.27cm" svg:y1="8.814cm" svg:x2="8.26cm" svg:y2="8.755cm" draw:start-shape="id3" draw:start-glue-point="1" draw:end-shape="id11" draw:end-glue-point="3" svg:d="m7270 8814h495v-59h495">
          <text:p/>
        </draw:connector>
        <draw:connector draw:style-name="gr12" draw:text-style-name="P1" draw:layer="layout" svg:x1="8.577cm" svg:y1="5.29cm" svg:x2="9.91cm" svg:y2="8.26cm" draw:start-shape="id7" draw:start-glue-point="2" draw:end-shape="id11" draw:end-glue-point="0" svg:d="m8577 5290v1485h1333v1485">
          <text:p/>
        </draw:connector>
        <draw:connector draw:style-name="gr12" draw:text-style-name="P1" draw:layer="layout" svg:x1="11.56cm" svg:y1="8.755cm" svg:x2="13.21cm" svg:y2="8.769cm" draw:start-shape="id11" draw:start-glue-point="1" draw:end-shape="id12" draw:end-glue-point="3" svg:d="m11560 8755h825v14h825">
          <text:p/>
        </draw:connector>
        <draw:g draw:id="id13">
          <draw:frame draw:style-name="gr14" draw:layer="layout" svg:width="0.889cm" svg:height="0.962cm" svg:x="14.86cm" svg:y="6.331cm">
            <draw:text-box>
              <text:p>x</text:p>
            </draw:text-box>
          </draw:frame>
          <draw:custom-shape draw:style-name="gr15" draw:text-style-name="P1" draw:layer="layout" svg:width="0.762cm" svg:height="0.762cm" svg:x="14.86cm" svg:y="6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14.2cm" svg:y1="8.769cm" svg:x2="15.304cm" svg:y2="7.293cm" draw:start-shape="id12" draw:start-glue-point="1" draw:end-shape="id13" draw:end-glue-point="2" svg:d="m14200 8769h1104v-1476">
          <text:p/>
        </draw:connector>
        <draw:connector draw:style-name="gr12" draw:text-style-name="P1" draw:layer="layout" svg:x1="14.2cm" svg:y1="4.783cm" svg:x2="15.304cm" svg:y2="6.331cm" draw:start-shape="id9" draw:start-glue-point="1" draw:end-shape="id13" draw:end-glue-point="0" svg:d="m14200 4783h1104v1548">
          <text:p/>
        </draw:connector>
        <draw:frame draw:style-name="gr17" draw:id="id14" draw:layer="layout" svg:width="1.65cm" svg:height="1.673cm" svg:x="16.84cm" svg:y="5.973cm">
          <draw:text-box>
            <text:p><text:s/>.</text:p>
            <text:p>x<text:span text:style-name="T1">raw</text:span></text:p>
          </draw:text-box>
        </draw:frame>
        <draw:connector draw:style-name="gr12" draw:text-style-name="P1" draw:layer="layout" svg:x1="15.749cm" svg:y1="6.812cm" svg:x2="16.84cm" svg:y2="6.809cm" draw:start-shape="id13" draw:start-glue-point="1" draw:end-shape="id14" draw:end-glue-point="3" svg:d="m15749 6812h546v-3h545">
          <text:p/>
        </draw:connector>
        <draw:connector draw:style-name="gr12" draw:text-style-name="P1" draw:layer="layout" draw:line-skew="-0.506cm" svg:x1="3.587cm" svg:y1="8.741cm" svg:x2="5.365cm" svg:y2="10.392cm" draw:start-shape="id2" draw:start-glue-point="1" draw:end-shape="id1" draw:end-glue-point="3" svg:d="m3587 8741h383v1651h1395">
          <text:p/>
        </draw:connector>
        <draw:frame draw:style-name="gr18" draw:id="id17" draw:layer="layout" svg:width="1.65cm" svg:height="0.962cm" svg:x="6.61cm" svg:y="11.588cm">
          <draw:text-box>
            <text:p>tau</text:p>
          </draw:text-box>
        </draw:frame>
        <draw:g draw:id="id15">
          <draw:frame draw:style-name="gr14" draw:layer="layout" svg:width="0.889cm" svg:height="0.962cm" svg:x="17.17cm" svg:y="9.301cm">
            <draw:text-box>
              <text:p>x</text:p>
            </draw:text-box>
          </draw:frame>
          <draw:custom-shape draw:style-name="gr15" draw:text-style-name="P1" draw:layer="layout" svg:width="0.762cm" svg:height="0.762cm" svg:x="17.17cm" svg:y="9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17.665cm" svg:y1="7.646cm" svg:x2="17.614cm" svg:y2="9.301cm" draw:start-shape="id14" draw:start-glue-point="2" draw:end-shape="id15" draw:end-glue-point="0" svg:d="m17665 7646v828h-51v827">
          <text:p/>
        </draw:connector>
        <draw:frame draw:style-name="gr19" draw:id="id16" draw:layer="layout" svg:width="1.387cm" svg:height="0.962cm" svg:x="14.53cm" svg:y="9.301cm">
          <draw:text-box>
            <text:p>0.5</text:p>
          </draw:text-box>
        </draw:frame>
        <draw:connector draw:style-name="gr12" draw:text-style-name="P1" draw:layer="layout" svg:x1="15.913cm" svg:y1="9.782cm" svg:x2="17.17cm" svg:y2="9.782cm" draw:start-shape="id16" draw:start-glue-point="1" draw:end-shape="id15" draw:end-glue-point="3" svg:d="m15913 9782h1257">
          <text:p/>
        </draw:connector>
        <draw:connector draw:style-name="gr12" draw:text-style-name="P1" draw:layer="layout" svg:x1="8.26cm" svg:y1="12.069cm" svg:x2="17.614cm" svg:y2="10.263cm" draw:start-shape="id17" draw:start-glue-point="1" draw:end-shape="id15" draw:end-glue-point="2" svg:d="m8260 12069h9354v-1806">
          <text:p/>
        </draw:connector>
        <draw:g draw:id="id18">
          <draw:frame draw:style-name="gr14" draw:layer="layout" svg:width="0.889cm" svg:height="0.962cm" svg:x="19.81cm" svg:y="9.301cm">
            <draw:text-box>
              <text:p>+</text:p>
            </draw:text-box>
          </draw:frame>
          <draw:custom-shape draw:style-name="gr15" draw:text-style-name="P1" draw:layer="layout" svg:width="0.762cm" svg:height="0.762cm" svg:x="19.81cm" svg:y="9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19" draw:layer="layout" svg:width="2.763cm" svg:height="0.962cm" svg:x="21.68cm" svg:y="9.301cm">
          <draw:text-box>
            <text:p>heading</text:p>
          </draw:text-box>
        </draw:frame>
        <draw:connector draw:style-name="gr12" draw:text-style-name="P1" draw:layer="layout" svg:x1="20.699cm" svg:y1="9.782cm" svg:x2="21.68cm" svg:y2="9.782cm" draw:start-shape="id18" draw:start-glue-point="1" draw:end-shape="id19" draw:end-glue-point="3" svg:d="m20699 9782h981">
          <text:p/>
        </draw:connector>
        <draw:connector draw:style-name="gr12" draw:text-style-name="P1" draw:layer="layout" svg:x1="18.059cm" svg:y1="9.782cm" svg:x2="19.81cm" svg:y2="9.782cm" draw:start-shape="id15" draw:start-glue-point="1" draw:end-shape="id18" draw:end-glue-point="3" svg:d="m18059 9782h1751">
          <text:p/>
        </draw:connector>
        <draw:frame draw:style-name="gr20" draw:id="id20" draw:layer="layout" svg:width="0.99cm" svg:height="0.962cm" svg:x="19.48cm" svg:y="6.331cm">
          <draw:text-box>
            <text:p><text:span text:style-name="T2">∫</text:span></text:p>
          </draw:text-box>
        </draw:frame>
        <draw:connector draw:style-name="gr12" draw:text-style-name="P1" draw:layer="layout" svg:x1="18.49cm" svg:y1="6.809cm" svg:x2="19.48cm" svg:y2="6.812cm" draw:start-shape="id14" draw:start-glue-point="1" draw:end-shape="id20" draw:end-glue-point="3" svg:d="m18490 6809h495v3h495">
          <text:p/>
        </draw:connector>
        <draw:frame draw:style-name="gr18" draw:id="id21" draw:layer="layout" svg:width="1.65cm" svg:height="0.962cm" svg:x="21.46cm" svg:y="6.331cm">
          <draw:text-box>
            <text:p>x<text:span text:style-name="T1">loc</text:span></text:p>
          </draw:text-box>
        </draw:frame>
        <draw:connector draw:style-name="gr12" draw:text-style-name="P1" draw:layer="layout" svg:x1="20.47cm" svg:y1="6.812cm" svg:x2="21.46cm" svg:y2="6.812cm" draw:start-shape="id20" draw:start-glue-point="1" draw:end-shape="id21" draw:end-glue-point="3" svg:d="m20470 6812h990">
          <text:p/>
        </draw:connector>
        <draw:frame draw:style-name="gr19" draw:id="id22" draw:layer="layout" svg:width="2.796cm" svg:height="0.962cm" svg:x="17.5cm" svg:y="3.993cm">
          <draw:text-box>
            <text:p>Rotate()</text:p>
          </draw:text-box>
        </draw:frame>
        <draw:connector draw:style-name="gr12" draw:text-style-name="P1" draw:layer="layout" draw:line-skew="0.179cm -0.489cm" svg:x1="17.665cm" svg:y1="5.973cm" svg:x2="17.5cm" svg:y2="4.474cm" draw:start-shape="id14" draw:start-glue-point="0" draw:end-shape="id22" draw:end-glue-point="3" svg:d="m17665 5973v-330h-1155v-1169h990">
          <text:p/>
        </draw:connector>
        <draw:connector draw:style-name="gr12" draw:text-style-name="P1" draw:layer="layout" draw:line-skew="1.485cm" svg:x1="23.055cm" svg:y1="9.301cm" svg:x2="18.896cm" svg:y2="4.955cm" draw:start-shape="id19" draw:start-glue-point="0" draw:end-shape="id22" draw:end-glue-point="2" svg:d="m23055 9301v-688h-4159v-3658">
          <text:p/>
        </draw:connector>
        <draw:frame draw:style-name="gr19" draw:id="id23" draw:layer="layout" svg:width="2.395cm" svg:height="1.673cm" svg:x="21.46cm" svg:y="3.333cm">
          <draw:text-box>
            <text:p>.</text:p>
            <text:p>x<text:span text:style-name="T1">raw,glob</text:span></text:p>
          </draw:text-box>
        </draw:frame>
        <draw:connector draw:style-name="gr12" draw:text-style-name="P1" draw:layer="layout" svg:x1="20.292cm" svg:y1="4.474cm" svg:x2="21.46cm" svg:y2="4.169cm" draw:start-shape="id22" draw:start-glue-point="1" draw:end-shape="id23" draw:end-glue-point="3" svg:d="m20292 4474h584v-305h584">
          <text:p/>
        </draw:connector>
        <draw:frame draw:style-name="gr20" draw:id="id24" draw:layer="layout" svg:width="0.99cm" svg:height="0.962cm" svg:x="24.76cm" svg:y="3.663cm">
          <draw:text-box>
            <text:p><text:span text:style-name="T2">∫</text:span></text:p>
          </draw:text-box>
        </draw:frame>
        <draw:connector draw:style-name="gr12" draw:text-style-name="P1" draw:layer="layout" svg:x1="23.859cm" svg:y1="4.169cm" svg:x2="24.76cm" svg:y2="4.144cm" draw:start-shape="id23" draw:start-glue-point="1" draw:end-shape="id24" draw:end-glue-point="3" svg:d="m23859 4169h451v-25h450">
          <text:p/>
        </draw:connector>
        <draw:frame draw:style-name="gr19" draw:id="id25" draw:layer="layout" svg:width="1.62cm" svg:height="0.962cm" svg:x="24.786cm" svg:y="5.978cm">
          <draw:text-box>
            <text:p>x<text:span text:style-name="T1">glob</text:span></text:p>
          </draw:text-box>
        </draw:frame>
        <draw:connector draw:style-name="gr12" draw:text-style-name="P1" draw:layer="layout" svg:x1="25.255cm" svg:y1="4.625cm" svg:x2="25.598cm" svg:y2="5.978cm" draw:start-shape="id24" draw:start-glue-point="2" draw:end-shape="id25" draw:end-glue-point="0" svg:d="m25255 4625v677h343v676">
          <text:p/>
        </draw:connector>
        <draw:g>
          <draw:connector draw:name="[2]" draw:style-name="gr12" draw:text-style-name="P1" draw:layer="layout" svg:x1="25.598cm" svg:y1="6.94cm" svg:x2="20.254cm" svg:y2="9.301cm" draw:start-shape="id25" draw:start-glue-point="2" draw:end-shape="id18" draw:end-glue-point="0" svg:d="m25598 6940v1181h-5344v1180">
            <text:p/>
          </draw:connector>
          <draw:frame draw:style-name="gr4" draw:layer="layout" svg:width="1.209cm" svg:height="0.962cm" svg:x="23.44cm" svg:y="7.321cm">
            <draw:text-box>
              <text:p>[2]</text:p>
            </draw:text-box>
          </draw:frame>
        </draw:g>
        <draw:frame draw:style-name="gr19" draw:id="id26" draw:layer="layout" svg:width="2.796cm" svg:height="0.962cm" svg:x="17.018cm" svg:y="1.688cm">
          <draw:text-box>
            <text:p>LPF(52)</text:p>
          </draw:text-box>
        </draw:frame>
        <draw:connector draw:style-name="gr12" draw:text-style-name="P1" draw:layer="layout" draw:line-skew="1.334cm -0.819cm" svg:x1="17.665cm" svg:y1="5.973cm" svg:x2="17.018cm" svg:y2="2.169cm" draw:start-shape="id14" draw:start-glue-point="0" draw:end-shape="id26" draw:end-glue-point="3" svg:d="m17665 5973v-327h-1967v-3477h1320">
          <text:p/>
        </draw:connector>
        <draw:frame draw:style-name="gr19" draw:id="id27" draw:layer="layout" svg:width="1.467cm" svg:height="1.673cm" svg:x="20.653cm" svg:y="1.307cm">
          <draw:text-box>
            <text:p>.</text:p>
            <text:p>X<text:span text:style-name="T1">loc</text:span></text:p>
          </draw:text-box>
        </draw:frame>
        <draw:connector draw:style-name="gr12" draw:text-style-name="P1" draw:layer="layout" svg:x1="19.81cm" svg:y1="2.169cm" svg:x2="20.653cm" svg:y2="2.143cm" draw:start-shape="id26" draw:start-glue-point="1" draw:end-shape="id27" draw:end-glue-point="3" svg:d="m19810 2169h422v-26h421">
          <text:p/>
        </draw:connector>
        <draw:frame draw:style-name="gr19" draw:id="id28" draw:layer="layout" svg:width="1.594cm" svg:height="0.962cm" svg:x="1.66cm" svg:y="11.56cm">
          <draw:text-box>
            <text:p>freq</text:p>
          </draw:text-box>
        </draw:frame>
        <draw:g draw:id="id29">
          <draw:frame draw:style-name="gr21" draw:layer="layout" svg:width="1.65cm" svg:height="0.962cm" svg:x="4.3cm" svg:y="11.588cm">
            <draw:text-box>
              <text:p>^-1</text:p>
            </draw:text-box>
          </draw:frame>
          <draw:custom-shape draw:style-name="gr15" draw:text-style-name="P1" draw:layer="layout" svg:width="1.32cm" svg:height="0.835cm" svg:x="4.3cm" svg:y="11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3.254cm" svg:y1="12.041cm" svg:x2="4.3cm" svg:y2="12.069cm" draw:start-shape="id28" draw:start-glue-point="1" draw:end-shape="id29" draw:end-glue-point="3" svg:d="m3254 12041h523v28h523">
          <text:p/>
        </draw:connector>
        <draw:connector draw:style-name="gr12" draw:text-style-name="P1" draw:layer="layout" svg:x1="5.95cm" svg:y1="12.069cm" svg:x2="6.61cm" svg:y2="12.069cm" draw:start-shape="id29" draw:start-glue-point="1" draw:end-shape="id17" draw:end-glue-point="3" svg:d="m5950 12069h660">
          <text:p/>
        </draw:connector>
        <draw:frame draw:style-name="gr22" draw:text-style-name="P2" draw:layer="layout" svg:width="4.503cm" svg:height="1.195cm" svg:x="6.28cm" svg:y="1.455cm">
          <draw:text-box>
            <text:p><text:span text:style-name="T3">Odometry</text:span></text:p>
          </draw:text-box>
        </draw:frame>
        <draw:frame draw:style-name="gr19" draw:id="id30" draw:layer="layout" svg:width="2.796cm" svg:height="0.962cm" svg:x="24.1cm" svg:y="1.683cm">
          <draw:text-box>
            <text:p>LPF(52)</text:p>
          </draw:text-box>
        </draw:frame>
        <draw:frame draw:style-name="gr19" draw:id="id31" draw:layer="layout" svg:width="1.725cm" svg:height="1.673cm" svg:x="26.923cm" svg:y="2.957cm">
          <draw:text-box>
            <text:p>.</text:p>
            <text:p>X<text:span text:style-name="T1">glob</text:span></text:p>
          </draw:text-box>
        </draw:frame>
        <draw:connector draw:style-name="gr12" draw:text-style-name="P1" draw:layer="layout" svg:x1="26.892cm" svg:y1="2.164cm" svg:x2="27.787cm" svg:y2="2.957cm" draw:start-shape="id30" draw:start-glue-point="1" draw:end-shape="id31" draw:end-glue-point="0" svg:d="m26892 2164h895v793">
          <text:p/>
        </draw:connector>
        <draw:connector draw:style-name="gr12" draw:text-style-name="P1" draw:layer="layout" svg:x1="22.659cm" svg:y1="3.333cm" svg:x2="24.1cm" svg:y2="2.164cm" draw:start-shape="id23" draw:start-glue-point="0" draw:end-shape="id30" draw:end-glue-point="3" svg:d="m22659 3333v-1169h1441">
          <text:p/>
        </draw:connector>
      </draw:page>
      <draw:page draw:name="page3" draw:style-name="dp1" draw:master-page-name="Default">
        <draw:frame draw:style-name="gr22" draw:text-style-name="P2" draw:layer="layout" svg:width="10.48cm" svg:height="1.195cm" svg:x="1.66cm" svg:y="1.33cm">
          <draw:text-box>
            <text:p><text:span text:style-name="T3">Global Cartesian Control</text:span></text:p>
          </draw:text-box>
        </draw:frame>
        <draw:frame draw:style-name="gr19" draw:id="id38" draw:layer="layout" svg:width="1.502cm" svg:height="1.673cm" svg:x="2.32cm" svg:y="10.872cm">
          <draw:text-box>
            <text:p>.</text:p>
            <text:p>x<text:span text:style-name="T1">des</text:span></text:p>
          </draw:text-box>
        </draw:frame>
        <draw:frame draw:style-name="gr19" draw:id="id32" draw:layer="layout" svg:width="1.502cm" svg:height="0.962cm" svg:x="2.65cm" svg:y="7.298cm">
          <draw:text-box>
            <text:p>x<text:span text:style-name="T1">des</text:span></text:p>
          </draw:text-box>
        </draw:frame>
        <draw:frame draw:style-name="gr19" draw:id="id44" draw:layer="layout" svg:width="1.502cm" svg:height="1.673cm" svg:x="2.32cm" svg:y="15.469cm">
          <draw:text-box>
            <text:p>..</text:p>
            <text:p>x<text:span text:style-name="T1">des</text:span></text:p>
          </draw:text-box>
        </draw:frame>
        <draw:frame draw:style-name="gr19" draw:id="id34" draw:layer="layout" svg:width="1.62cm" svg:height="0.962cm" svg:x="4.96cm" svg:y="9.58cm">
          <draw:text-box>
            <text:p>x<text:span text:style-name="T1">glob</text:span></text:p>
          </draw:text-box>
        </draw:frame>
        <draw:g draw:id="id33">
          <draw:frame draw:style-name="gr14" draw:layer="layout" svg:width="0.889cm" svg:height="0.962cm" svg:x="5.391cm" svg:y="7.27cm">
            <draw:text-box>
              <text:p>-</text:p>
            </draw:text-box>
          </draw:frame>
          <draw:custom-shape draw:style-name="gr15" draw:text-style-name="P1" draw:layer="layout" svg:width="0.762cm" svg:height="0.762cm" svg:x="5.391cm" svg:y="7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4.156cm" svg:y1="7.779cm" svg:x2="5.391cm" svg:y2="7.751cm" draw:start-shape="id32" draw:start-glue-point="1" draw:end-shape="id33" draw:end-glue-point="3" svg:d="m4156 7779h618v-28h617">
          <text:p/>
        </draw:connector>
        <draw:connector draw:style-name="gr12" draw:text-style-name="P1" draw:layer="layout" svg:x1="5.772cm" svg:y1="9.58cm" svg:x2="5.835cm" svg:y2="8.232cm" draw:start-shape="id34" draw:start-glue-point="0" draw:end-shape="id33" draw:end-glue-point="2" svg:d="m5772 9580v-674h63v-674">
          <text:p/>
        </draw:connector>
        <draw:frame draw:style-name="gr19" draw:id="id36" draw:layer="layout" svg:width="1.903cm" svg:height="0.962cm" svg:x="1.411cm" svg:y="4.3cm">
          <draw:text-box>
            <text:p>Yaml</text:p>
          </draw:text-box>
        </draw:frame>
        <draw:g draw:id="id35">
          <draw:frame draw:style-name="gr14" draw:layer="layout" svg:width="0.889cm" svg:height="0.962cm" svg:x="6.711cm" svg:y="5.95cm">
            <draw:text-box>
              <text:p>x</text:p>
            </draw:text-box>
          </draw:frame>
          <draw:custom-shape draw:style-name="gr15" draw:text-style-name="P1" draw:layer="layout" svg:width="0.762cm" svg:height="0.762cm" svg:x="6.711cm" svg:y="6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37" draw:layer="layout" svg:width="1.561cm" svg:height="0.962cm" svg:x="4.63cm" svg:y="4.3cm">
          <draw:text-box>
            <text:p>KP<text:span text:style-name="T1">x</text:span></text:p>
          </draw:text-box>
        </draw:frame>
        <draw:connector draw:style-name="gr12" draw:text-style-name="P1" draw:layer="layout" svg:x1="6.28cm" svg:y1="7.751cm" svg:x2="7.155cm" svg:y2="6.912cm" draw:start-shape="id33" draw:start-glue-point="1" draw:end-shape="id35" draw:end-glue-point="2" svg:d="m6280 7751h875v-839">
          <text:p/>
        </draw:connector>
        <draw:connector draw:style-name="gr12" draw:text-style-name="P1" draw:layer="layout" svg:x1="3.31cm" svg:y1="4.781cm" svg:x2="4.63cm" svg:y2="4.781cm" draw:start-shape="id36" draw:start-glue-point="1" draw:end-shape="id37" draw:end-glue-point="3" svg:d="m3310 4781h1320">
          <text:p/>
        </draw:connector>
        <draw:connector draw:style-name="gr12" draw:text-style-name="P1" draw:layer="layout" svg:x1="6.191cm" svg:y1="4.781cm" svg:x2="7.155cm" svg:y2="5.95cm" draw:start-shape="id37" draw:start-glue-point="1" draw:end-shape="id35" draw:end-glue-point="0" svg:d="m6191 4781h964v1169">
          <text:p/>
        </draw:connector>
        <draw:g draw:id="id43">
          <draw:frame draw:style-name="gr14" draw:layer="layout" svg:width="0.889cm" svg:height="0.962cm" svg:x="9.91cm" svg:y="7.628cm">
            <draw:text-box>
              <text:p>+</text:p>
            </draw:text-box>
          </draw:frame>
          <draw:custom-shape draw:style-name="gr15" draw:text-style-name="P1" draw:layer="layout" svg:width="0.762cm" svg:height="0.762cm" svg:x="9.91cm" svg:y="7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40" draw:layer="layout" svg:width="1.62cm" svg:height="1.673cm" svg:x="5.29cm" svg:y="13.187cm">
          <draw:text-box>
            <text:p>.</text:p>
            <text:p>x<text:span text:style-name="T1">glob</text:span></text:p>
          </draw:text-box>
        </draw:frame>
        <draw:g draw:id="id39">
          <draw:frame draw:style-name="gr14" draw:layer="layout" svg:width="0.889cm" svg:height="0.962cm" svg:x="5.62cm" svg:y="11.258cm">
            <draw:text-box>
              <text:p>-</text:p>
            </draw:text-box>
          </draw:frame>
          <draw:custom-shape draw:style-name="gr15" draw:text-style-name="P1" draw:layer="layout" svg:width="0.762cm" svg:height="0.762cm" svg:x="5.62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3.826cm" svg:y1="11.708cm" svg:x2="5.62cm" svg:y2="11.739cm" draw:start-shape="id38" draw:start-glue-point="1" draw:end-shape="id39" draw:end-glue-point="3" svg:d="m3826 11708h897v31h897">
          <text:p/>
        </draw:connector>
        <draw:connector draw:style-name="gr12" draw:text-style-name="P1" draw:layer="layout" svg:x1="6.102cm" svg:y1="13.187cm" svg:x2="6.064cm" svg:y2="12.22cm" draw:start-shape="id40" draw:start-glue-point="0" draw:end-shape="id39" draw:end-glue-point="2" svg:d="m6102 13187v-483h-38v-484">
          <text:p/>
        </draw:connector>
        <draw:g draw:id="id41">
          <draw:frame draw:style-name="gr14" draw:layer="layout" svg:width="0.889cm" svg:height="0.962cm" svg:x="7.93cm" svg:y="11.258cm">
            <draw:text-box>
              <text:p>x</text:p>
            </draw:text-box>
          </draw:frame>
          <draw:custom-shape draw:style-name="gr15" draw:text-style-name="P1" draw:layer="layout" svg:width="0.762cm" svg:height="0.762cm" svg:x="7.93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509cm" svg:y1="11.739cm" svg:x2="7.93cm" svg:y2="11.739cm" draw:start-shape="id39" draw:start-glue-point="1" draw:end-shape="id41" draw:end-glue-point="3" svg:d="m6509 11739h1421">
          <text:p/>
        </draw:connector>
        <draw:frame draw:style-name="gr19" draw:id="id42" draw:layer="layout" svg:width="1.561cm" svg:height="0.962cm" svg:x="7.359cm" svg:y="8.59cm">
          <draw:text-box>
            <text:p>KV<text:span text:style-name="T1">x</text:span></text:p>
          </draw:text-box>
        </draw:frame>
        <draw:connector draw:style-name="gr12" draw:text-style-name="P1" draw:layer="layout" svg:x1="2.36cm" svg:y1="5.262cm" svg:x2="7.359cm" svg:y2="9.071cm" draw:start-shape="id36" draw:start-glue-point="2" draw:end-shape="id42" draw:end-glue-point="3" svg:d="m2360 5262v3809h4999">
          <text:p/>
        </draw:connector>
        <draw:connector draw:style-name="gr12" draw:text-style-name="P1" draw:layer="layout" svg:x1="8.139cm" svg:y1="9.552cm" svg:x2="8.374cm" svg:y2="11.258cm" draw:start-shape="id42" draw:start-glue-point="2" draw:end-shape="id41" draw:end-glue-point="0" svg:d="m8139 9552v853h235v853">
          <text:p/>
        </draw:connector>
        <draw:connector draw:style-name="gr12" draw:text-style-name="P1" draw:layer="layout" svg:x1="8.819cm" svg:y1="11.739cm" svg:x2="9.91cm" svg:y2="8.109cm" draw:start-shape="id41" draw:start-glue-point="1" draw:end-shape="id43" draw:end-glue-point="3" svg:d="m8819 11739h546v-3630h545">
          <text:p/>
        </draw:connector>
        <draw:connector draw:style-name="gr12" draw:text-style-name="P1" draw:layer="layout" svg:x1="7.6cm" svg:y1="6.431cm" svg:x2="10.354cm" svg:y2="7.628cm" draw:start-shape="id35" draw:start-glue-point="1" draw:end-shape="id43" draw:end-glue-point="0" svg:d="m7600 6431h2754v1197">
          <text:p/>
        </draw:connector>
        <draw:connector draw:style-name="gr12" draw:text-style-name="P1" draw:layer="layout" svg:x1="3.826cm" svg:y1="16.305cm" svg:x2="10.354cm" svg:y2="8.59cm" draw:start-shape="id44" draw:start-glue-point="1" draw:end-shape="id43" draw:end-glue-point="2" svg:d="m3826 16305h6528v-7715">
          <text:p/>
        </draw:connector>
        <draw:frame draw:style-name="gr19" draw:id="id45" draw:layer="layout" svg:width="2.302cm" svg:height="1.673cm" svg:x="12.22cm" svg:y="7.27cm">
          <draw:text-box>
            <text:p>..</text:p>
            <text:p>x<text:span text:style-name="T1">ctrl,glob</text:span></text:p>
          </draw:text-box>
        </draw:frame>
        <draw:connector draw:style-name="gr12" draw:text-style-name="P1" draw:layer="layout" svg:x1="10.799cm" svg:y1="8.109cm" svg:x2="12.22cm" svg:y2="8.106cm" draw:start-shape="id43" draw:start-glue-point="1" draw:end-shape="id45" draw:end-glue-point="3" svg:d="m10799 8109h711v-3h710">
          <text:p/>
        </draw:connector>
        <draw:frame draw:style-name="gr19" draw:id="id47" draw:layer="layout" svg:width="2.763cm" svg:height="0.962cm" svg:x="11.12cm" svg:y="4.3cm">
          <draw:text-box>
            <text:p>heading</text:p>
          </draw:text-box>
        </draw:frame>
        <draw:frame draw:style-name="gr19" draw:id="id46" draw:layer="layout" svg:width="2.796cm" svg:height="0.962cm" svg:x="15.698cm" svg:y="6.638cm">
          <draw:text-box>
            <text:p>Rotate()</text:p>
          </draw:text-box>
        </draw:frame>
        <draw:connector draw:style-name="gr12" draw:text-style-name="P1" draw:layer="layout" svg:x1="14.526cm" svg:y1="8.106cm" svg:x2="15.698cm" svg:y2="7.119cm" draw:start-shape="id45" draw:start-glue-point="1" draw:end-shape="id46" draw:end-glue-point="3" svg:d="m14526 8106h586v-987h586">
          <text:p/>
        </draw:connector>
        <draw:frame draw:style-name="gr19" draw:id="id50" draw:layer="layout" svg:width="2.043cm" svg:height="1.673cm" svg:x="19.81cm" svg:y="7.27cm">
          <draw:text-box>
            <text:p>..</text:p>
            <text:p>x<text:span text:style-name="T1">ctrl,loc</text:span></text:p>
          </draw:text-box>
        </draw:frame>
        <draw:g draw:id="id48">
          <draw:frame draw:style-name="gr14" draw:layer="layout" svg:width="0.889cm" svg:height="0.962cm" svg:x="15.19cm" svg:y="4.328cm">
            <draw:text-box>
              <text:p>x</text:p>
            </draw:text-box>
          </draw:frame>
          <draw:custom-shape draw:style-name="gr15" draw:text-style-name="P1" draw:layer="layout" svg:width="0.762cm" svg:height="0.762cm" svg:x="15.19cm" svg:y="4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49" draw:layer="layout" svg:width="1.065cm" svg:height="0.962cm" svg:x="12.22cm" svg:y="2.98cm">
          <draw:text-box>
            <text:p>-1</text:p>
          </draw:text-box>
        </draw:frame>
        <draw:connector draw:style-name="gr12" draw:text-style-name="P1" draw:layer="layout" svg:x1="13.87cm" svg:y1="4.781cm" svg:x2="15.19cm" svg:y2="4.809cm" draw:start-shape="id47" draw:start-glue-point="1" draw:end-shape="id48" draw:end-glue-point="3" svg:d="m13870 4781h660v28h660">
          <text:p/>
        </draw:connector>
        <draw:connector draw:style-name="gr12" draw:text-style-name="P1" draw:layer="layout" svg:x1="13.285cm" svg:y1="3.461cm" svg:x2="15.634cm" svg:y2="4.328cm" draw:start-shape="id49" draw:start-glue-point="1" draw:end-shape="id48" draw:end-glue-point="0" svg:d="m13285 3461h2349v867">
          <text:p/>
        </draw:connector>
        <draw:connector draw:style-name="gr12" draw:text-style-name="P1" draw:layer="layout" svg:x1="15.634cm" svg:y1="5.29cm" svg:x2="17.094cm" svg:y2="6.638cm" draw:start-shape="id48" draw:start-glue-point="2" draw:end-shape="id46" draw:end-glue-point="0" svg:d="m15634 5290v674h1460v674">
          <text:p/>
        </draw:connector>
        <draw:connector draw:style-name="gr12" draw:text-style-name="P1" draw:layer="layout" svg:x1="18.49cm" svg:y1="7.119cm" svg:x2="19.81cm" svg:y2="8.106cm" draw:start-shape="id46" draw:start-glue-point="1" draw:end-shape="id50" draw:end-glue-point="3" svg:d="m18490 7119h660v987h660">
          <text:p/>
        </draw:connector>
      </draw:page>
      <draw:page draw:name="page4" draw:style-name="dp1" draw:master-page-name="Default">
        <draw:frame draw:style-name="gr22" draw:text-style-name="P2" draw:layer="layout" svg:width="10.057cm" svg:height="1.195cm" svg:x="1.66cm" svg:y="1.33cm">
          <draw:text-box>
            <text:p><text:span text:style-name="T3">Local Cartesian Control</text:span></text:p>
          </draw:text-box>
        </draw:frame>
        <draw:frame draw:style-name="gr19" draw:id="id57" draw:layer="layout" svg:width="1.502cm" svg:height="1.673cm" svg:x="2.32cm" svg:y="10.872cm">
          <draw:text-box>
            <text:p>.</text:p>
            <text:p>x<text:span text:style-name="T1">des</text:span></text:p>
          </draw:text-box>
        </draw:frame>
        <draw:frame draw:style-name="gr19" draw:id="id51" draw:layer="layout" svg:width="1.502cm" svg:height="0.962cm" svg:x="2.65cm" svg:y="7.298cm">
          <draw:text-box>
            <text:p>x<text:span text:style-name="T1">des</text:span></text:p>
          </draw:text-box>
        </draw:frame>
        <draw:frame draw:style-name="gr19" draw:id="id63" draw:layer="layout" svg:width="1.502cm" svg:height="1.673cm" svg:x="2.32cm" svg:y="15.469cm">
          <draw:text-box>
            <text:p>..</text:p>
            <text:p>x<text:span text:style-name="T1">des</text:span></text:p>
          </draw:text-box>
        </draw:frame>
        <draw:frame draw:style-name="gr19" draw:id="id53" draw:layer="layout" svg:width="1.362cm" svg:height="0.962cm" svg:x="4.96cm" svg:y="9.58cm">
          <draw:text-box>
            <text:p>x<text:span text:style-name="T1">loc</text:span></text:p>
          </draw:text-box>
        </draw:frame>
        <draw:g draw:id="id52">
          <draw:frame draw:style-name="gr14" draw:layer="layout" svg:width="0.889cm" svg:height="0.962cm" svg:x="5.391cm" svg:y="7.27cm">
            <draw:text-box>
              <text:p>-</text:p>
            </draw:text-box>
          </draw:frame>
          <draw:custom-shape draw:style-name="gr15" draw:text-style-name="P1" draw:layer="layout" svg:width="0.762cm" svg:height="0.762cm" svg:x="5.391cm" svg:y="7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4.156cm" svg:y1="7.779cm" svg:x2="5.391cm" svg:y2="7.751cm" draw:start-shape="id51" draw:start-glue-point="1" draw:end-shape="id52" draw:end-glue-point="3" svg:d="m4156 7779h618v-28h617">
          <text:p/>
        </draw:connector>
        <draw:connector draw:style-name="gr12" draw:text-style-name="P1" draw:layer="layout" svg:x1="5.641cm" svg:y1="9.58cm" svg:x2="5.835cm" svg:y2="8.232cm" draw:start-shape="id53" draw:start-glue-point="0" draw:end-shape="id52" draw:end-glue-point="2" svg:d="m5641 9580v-674h194v-674">
          <text:p/>
        </draw:connector>
        <draw:frame draw:style-name="gr19" draw:id="id55" draw:layer="layout" svg:width="1.903cm" svg:height="0.962cm" svg:x="1.411cm" svg:y="4.3cm">
          <draw:text-box>
            <text:p>Yaml</text:p>
          </draw:text-box>
        </draw:frame>
        <draw:g draw:id="id54">
          <draw:frame draw:style-name="gr14" draw:layer="layout" svg:width="0.889cm" svg:height="0.962cm" svg:x="6.711cm" svg:y="5.95cm">
            <draw:text-box>
              <text:p>x</text:p>
            </draw:text-box>
          </draw:frame>
          <draw:custom-shape draw:style-name="gr15" draw:text-style-name="P1" draw:layer="layout" svg:width="0.762cm" svg:height="0.762cm" svg:x="6.711cm" svg:y="6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56" draw:layer="layout" svg:width="1.561cm" svg:height="0.962cm" svg:x="4.63cm" svg:y="4.3cm">
          <draw:text-box>
            <text:p>KP<text:span text:style-name="T1">x</text:span></text:p>
          </draw:text-box>
        </draw:frame>
        <draw:connector draw:style-name="gr12" draw:text-style-name="P1" draw:layer="layout" svg:x1="6.28cm" svg:y1="7.751cm" svg:x2="7.155cm" svg:y2="6.912cm" draw:start-shape="id52" draw:start-glue-point="1" draw:end-shape="id54" draw:end-glue-point="2" svg:d="m6280 7751h875v-839">
          <text:p/>
        </draw:connector>
        <draw:connector draw:style-name="gr12" draw:text-style-name="P1" draw:layer="layout" svg:x1="3.31cm" svg:y1="4.781cm" svg:x2="4.63cm" svg:y2="4.781cm" draw:start-shape="id55" draw:start-glue-point="1" draw:end-shape="id56" draw:end-glue-point="3" svg:d="m3310 4781h1320">
          <text:p/>
        </draw:connector>
        <draw:connector draw:style-name="gr12" draw:text-style-name="P1" draw:layer="layout" svg:x1="6.191cm" svg:y1="4.781cm" svg:x2="7.155cm" svg:y2="5.95cm" draw:start-shape="id56" draw:start-glue-point="1" draw:end-shape="id54" draw:end-glue-point="0" svg:d="m6191 4781h964v1169">
          <text:p/>
        </draw:connector>
        <draw:g draw:id="id62">
          <draw:frame draw:style-name="gr14" draw:layer="layout" svg:width="0.889cm" svg:height="0.962cm" svg:x="9.91cm" svg:y="7.628cm">
            <draw:text-box>
              <text:p>+</text:p>
            </draw:text-box>
          </draw:frame>
          <draw:custom-shape draw:style-name="gr15" draw:text-style-name="P1" draw:layer="layout" svg:width="0.762cm" svg:height="0.762cm" svg:x="9.91cm" svg:y="7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59" draw:layer="layout" svg:width="1.362cm" svg:height="1.673cm" svg:x="5.29cm" svg:y="13.187cm">
          <draw:text-box>
            <text:p>.</text:p>
            <text:p>x<text:span text:style-name="T1">loc</text:span></text:p>
          </draw:text-box>
        </draw:frame>
        <draw:g draw:id="id58">
          <draw:frame draw:style-name="gr14" draw:layer="layout" svg:width="0.889cm" svg:height="0.962cm" svg:x="5.62cm" svg:y="11.258cm">
            <draw:text-box>
              <text:p>-</text:p>
            </draw:text-box>
          </draw:frame>
          <draw:custom-shape draw:style-name="gr15" draw:text-style-name="P1" draw:layer="layout" svg:width="0.762cm" svg:height="0.762cm" svg:x="5.62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3.826cm" svg:y1="11.708cm" svg:x2="5.62cm" svg:y2="11.739cm" draw:start-shape="id57" draw:start-glue-point="1" draw:end-shape="id58" draw:end-glue-point="3" svg:d="m3826 11708h897v31h897">
          <text:p/>
        </draw:connector>
        <draw:connector draw:style-name="gr12" draw:text-style-name="P1" draw:layer="layout" svg:x1="5.971cm" svg:y1="13.187cm" svg:x2="6.064cm" svg:y2="12.22cm" draw:start-shape="id59" draw:start-glue-point="0" draw:end-shape="id58" draw:end-glue-point="2" svg:d="m5971 13187v-483h93v-484">
          <text:p/>
        </draw:connector>
        <draw:g draw:id="id60">
          <draw:frame draw:style-name="gr14" draw:layer="layout" svg:width="0.889cm" svg:height="0.962cm" svg:x="7.93cm" svg:y="11.258cm">
            <draw:text-box>
              <text:p>x</text:p>
            </draw:text-box>
          </draw:frame>
          <draw:custom-shape draw:style-name="gr15" draw:text-style-name="P1" draw:layer="layout" svg:width="0.762cm" svg:height="0.762cm" svg:x="7.93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509cm" svg:y1="11.739cm" svg:x2="7.93cm" svg:y2="11.739cm" draw:start-shape="id58" draw:start-glue-point="1" draw:end-shape="id60" draw:end-glue-point="3" svg:d="m6509 11739h1421">
          <text:p/>
        </draw:connector>
        <draw:frame draw:style-name="gr19" draw:id="id61" draw:layer="layout" svg:width="1.561cm" svg:height="0.962cm" svg:x="7.359cm" svg:y="8.59cm">
          <draw:text-box>
            <text:p>KV<text:span text:style-name="T1">x</text:span></text:p>
          </draw:text-box>
        </draw:frame>
        <draw:connector draw:style-name="gr12" draw:text-style-name="P1" draw:layer="layout" svg:x1="2.36cm" svg:y1="5.262cm" svg:x2="7.359cm" svg:y2="9.071cm" draw:start-shape="id55" draw:start-glue-point="2" draw:end-shape="id61" draw:end-glue-point="3" svg:d="m2360 5262v3809h4999">
          <text:p/>
        </draw:connector>
        <draw:connector draw:style-name="gr12" draw:text-style-name="P1" draw:layer="layout" svg:x1="8.139cm" svg:y1="9.552cm" svg:x2="8.374cm" svg:y2="11.258cm" draw:start-shape="id61" draw:start-glue-point="2" draw:end-shape="id60" draw:end-glue-point="0" svg:d="m8139 9552v853h235v853">
          <text:p/>
        </draw:connector>
        <draw:connector draw:style-name="gr12" draw:text-style-name="P1" draw:layer="layout" svg:x1="8.819cm" svg:y1="11.739cm" svg:x2="9.91cm" svg:y2="8.109cm" draw:start-shape="id60" draw:start-glue-point="1" draw:end-shape="id62" draw:end-glue-point="3" svg:d="m8819 11739h546v-3630h545">
          <text:p/>
        </draw:connector>
        <draw:connector draw:style-name="gr12" draw:text-style-name="P1" draw:layer="layout" svg:x1="7.6cm" svg:y1="6.431cm" svg:x2="10.354cm" svg:y2="7.628cm" draw:start-shape="id54" draw:start-glue-point="1" draw:end-shape="id62" draw:end-glue-point="0" svg:d="m7600 6431h2754v1197">
          <text:p/>
        </draw:connector>
        <draw:connector draw:style-name="gr12" draw:text-style-name="P1" draw:layer="layout" svg:x1="3.826cm" svg:y1="16.305cm" svg:x2="10.354cm" svg:y2="8.59cm" draw:start-shape="id63" draw:start-glue-point="1" draw:end-shape="id62" draw:end-glue-point="2" svg:d="m3826 16305h6528v-7715">
          <text:p/>
        </draw:connector>
        <draw:frame draw:style-name="gr19" draw:id="id64" draw:layer="layout" svg:width="2.043cm" svg:height="1.673cm" svg:x="12.22cm" svg:y="7.27cm">
          <draw:text-box>
            <text:p>..</text:p>
            <text:p>x<text:span text:style-name="T1">ctrl,loc</text:span></text:p>
          </draw:text-box>
        </draw:frame>
        <draw:connector draw:style-name="gr12" draw:text-style-name="P1" draw:layer="layout" svg:x1="10.799cm" svg:y1="8.109cm" svg:x2="12.22cm" svg:y2="8.106cm" draw:start-shape="id62" draw:start-glue-point="1" draw:end-shape="id64" draw:end-glue-point="3" svg:d="m10799 8109h711v-3h710">
          <text:p/>
        </draw:connector>
      </draw:page>
      <draw:page draw:name="page5" draw:style-name="dp1" draw:master-page-name="Default">
        <draw:frame draw:style-name="gr22" draw:text-style-name="P2" draw:layer="layout" svg:width="13.443cm" svg:height="1.195cm" svg:x="1.66cm" svg:y="1.331cm">
          <draw:text-box>
            <text:p><text:span text:style-name="T3">Constant Lambda Force Control</text:span></text:p>
          </draw:text-box>
        </draw:frame>
        <draw:frame draw:style-name="gr19" draw:id="id71" draw:layer="layout" svg:width="2.043cm" svg:height="1.673cm" svg:x="5.227cm" svg:y="4.96cm">
          <draw:text-box>
            <text:p>..</text:p>
            <text:p>x<text:span text:style-name="T1">ctrl,loc</text:span></text:p>
          </draw:text-box>
        </draw:frame>
        <draw:frame draw:style-name="gr19" draw:id="id65" draw:layer="layout" svg:width="1.903cm" svg:height="0.962cm" svg:x="1.66cm" svg:y="9.278cm">
          <draw:text-box>
            <text:p>Yaml</text:p>
          </draw:text-box>
        </draw:frame>
        <draw:frame draw:style-name="standard" draw:id="id66" draw:layer="layout" svg:width="2.301cm" svg:height="0.962cm" svg:x="5.548cm" svg:y="8.92cm">
          <draw:text-box>
            <text:p>MASS</text:p>
          </draw:text-box>
        </draw:frame>
        <draw:frame draw:style-name="gr19" draw:id="id67" draw:layer="layout" svg:width="2.995cm" svg:height="0.962cm" svg:x="5.595cm" svg:y="12.248cm">
          <draw:text-box>
            <text:p>INERTIA</text:p>
          </draw:text-box>
        </draw:frame>
        <draw:connector draw:style-name="gr12" draw:text-style-name="P1" draw:layer="layout" svg:x1="3.559cm" svg:y1="9.759cm" svg:x2="5.548cm" svg:y2="9.401cm" draw:start-shape="id65" draw:start-glue-point="1" draw:end-shape="id66" draw:end-glue-point="3" svg:d="m3559 9759h995v-358h994">
          <text:p/>
        </draw:connector>
        <draw:connector draw:style-name="gr12" draw:text-style-name="P1" draw:layer="layout" svg:x1="3.559cm" svg:y1="9.759cm" svg:x2="5.595cm" svg:y2="12.729cm" draw:start-shape="id65" draw:start-glue-point="1" draw:end-shape="id67" draw:end-glue-point="3" svg:d="m3559 9759h1018v2970h1018">
          <text:p/>
        </draw:connector>
        <draw:g draw:id="id68">
          <draw:frame draw:style-name="gr14" draw:layer="layout" svg:width="0.889cm" svg:height="0.962cm" svg:x="9.351cm" svg:y="6.94cm">
            <draw:text-box>
              <text:p>x</text:p>
            </draw:text-box>
          </draw:frame>
          <draw:custom-shape draw:style-name="gr15" draw:text-style-name="P1" draw:layer="layout" svg:width="0.762cm" svg:height="0.762cm" svg:x="9.351cm" svg:y="7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69">
          <draw:frame draw:style-name="gr14" draw:layer="layout" svg:width="0.889cm" svg:height="0.962cm" svg:x="9.351cm" svg:y="10.598cm">
            <draw:text-box>
              <text:p>x</text:p>
            </draw:text-box>
          </draw:frame>
          <draw:custom-shape draw:style-name="gr15" draw:text-style-name="P1" draw:layer="layout" svg:width="0.762cm" svg:height="0.762cm" svg:x="9.35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7.849cm" svg:y1="9.401cm" svg:x2="9.351cm" svg:y2="7.421cm" draw:start-shape="id66" draw:start-glue-point="1" draw:end-shape="id68" draw:end-glue-point="3" svg:d="m7849 9401h751v-1980h751">
          <text:p/>
        </draw:connector>
        <draw:connector draw:style-name="gr12" draw:text-style-name="P1" draw:layer="layout" svg:x1="8.59cm" svg:y1="12.729cm" svg:x2="9.795cm" svg:y2="11.56cm" draw:start-shape="id67" draw:start-glue-point="1" draw:end-shape="id69" draw:end-glue-point="2" svg:d="m8590 12729h1205v-1169">
          <text:p/>
        </draw:connector>
        <draw:frame draw:style-name="gr19" draw:id="id70" draw:layer="layout" svg:width="1.454cm" svg:height="0.962cm" svg:x="11.56cm" svg:y="8.92cm">
          <draw:text-box>
            <text:p>F<text:span text:style-name="T1">ctrl</text:span></text:p>
          </draw:text-box>
        </draw:frame>
        <draw:connector draw:style-name="gr12" draw:text-style-name="P1" draw:layer="layout" svg:x1="10.24cm" svg:y1="7.421cm" svg:x2="11.56cm" svg:y2="9.401cm" draw:start-shape="id68" draw:start-glue-point="1" draw:end-shape="id70" draw:end-glue-point="3" svg:d="m10240 7421h660v1980h660">
          <text:p/>
        </draw:connector>
        <draw:connector draw:style-name="gr12" draw:text-style-name="P1" draw:layer="layout" svg:x1="10.24cm" svg:y1="11.079cm" svg:x2="11.56cm" svg:y2="9.401cm" draw:start-shape="id69" draw:start-glue-point="1" draw:end-shape="id70" draw:end-glue-point="3" svg:d="m10240 11079h660v-1678h660">
          <text:p/>
        </draw:connector>
        <draw:g>
          <draw:connector draw:style-name="gr12" draw:text-style-name="P1" draw:layer="layout" svg:x1="7.27cm" svg:y1="5.796cm" svg:x2="9.795cm" svg:y2="6.94cm" draw:start-shape="id71" draw:start-glue-point="1" draw:end-shape="id68" draw:end-glue-point="0" svg:d="m7270 5796h2525v1144">
            <text:p/>
          </draw:connector>
          <draw:frame draw:style-name="gr4" draw:layer="layout" svg:width="1.738cm" svg:height="0.962cm" svg:x="8.59cm" svg:y="4.96cm">
            <draw:text-box>
              <text:p>[0:1]</text:p>
            </draw:text-box>
          </draw:frame>
        </draw:g>
        <draw:g>
          <draw:connector draw:style-name="gr12" draw:text-style-name="P1" draw:layer="layout" svg:x1="7.27cm" svg:y1="5.796cm" svg:x2="9.351cm" svg:y2="11.079cm" draw:start-shape="id71" draw:start-glue-point="1" draw:end-shape="id69" svg:d="m7270 5796h1041v5283h1040">
            <text:p/>
          </draw:connector>
          <draw:frame draw:style-name="gr4" draw:layer="layout" svg:width="1.209cm" svg:height="0.962cm" svg:x="8.041cm" svg:y="5.978cm">
            <draw:text-box>
              <text:p>[2]</text:p>
            </draw:text-box>
          </draw:frame>
        </draw:g>
        <draw:g draw:id="id73">
          <draw:frame draw:style-name="gr14" draw:layer="layout" svg:width="0.889cm" svg:height="0.962cm" svg:x="14.301cm" svg:y="10.57cm">
            <draw:text-box>
              <text:p>x</text:p>
            </draw:text-box>
          </draw:frame>
          <draw:custom-shape draw:style-name="gr15" draw:text-style-name="P1" draw:layer="layout" svg:width="0.762cm" svg:height="0.762cm" svg:x="14.301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id="id72" draw:layer="layout" svg:width="0.997cm" svg:height="1.432cm" svg:x="12.06cm" svg:y="12.55cm">
          <draw:text-box>
            <text:p><text:span text:style-name="T1"><text:s text:c="2"/></text:span><text:span text:style-name="T1">T</text:span></text:p>
            <text:p>J</text:p>
          </draw:text-box>
        </draw:frame>
        <draw:connector draw:style-name="gr12" draw:text-style-name="P1" draw:layer="layout" svg:x1="13.057cm" svg:y1="13.268cm" svg:x2="14.745cm" svg:y2="11.532cm" draw:start-shape="id72" draw:start-glue-point="1" draw:end-shape="id73" draw:end-glue-point="2" svg:d="m13057 13268h1688v-1736">
          <text:p/>
        </draw:connector>
        <draw:connector draw:style-name="gr12" draw:text-style-name="P1" draw:layer="layout" svg:x1="13.014cm" svg:y1="9.401cm" svg:x2="14.745cm" svg:y2="10.57cm" draw:start-shape="id70" draw:start-glue-point="1" draw:end-shape="id73" draw:end-glue-point="0" svg:d="m13014 9401h1731v1169">
          <text:p/>
        </draw:connector>
        <draw:frame draw:style-name="gr19" draw:id="id74" draw:layer="layout" svg:width="1.031cm" svg:height="0.962cm" svg:x="16.469cm" svg:y="10.598cm">
          <draw:text-box>
            <text:p>tq</text:p>
          </draw:text-box>
        </draw:frame>
        <draw:connector draw:style-name="gr12" draw:text-style-name="P1" draw:layer="layout" svg:x1="15.19cm" svg:y1="11.051cm" svg:x2="16.469cm" svg:y2="11.079cm" draw:start-shape="id73" draw:start-glue-point="1" draw:end-shape="id74" draw:end-glue-point="3" svg:d="m15190 11051h640v28h6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meka </meta:initial-creator>
    <meta:creation-date>2010-09-25T19:05:49</meta:creation-date>
    <dc:date>2010-10-26T14:50:51</dc:date>
    <dc:creator>Aaron Edsinger</dc:creator>
    <meta:editing-duration>PT02H57M25S</meta:editing-duration>
    <meta:editing-cycles>10</meta:editing-cycles>
    <meta:generator>OpenOffice.org/3.1$Unix OpenOffice.org_project/310m19$Build-9420</meta:generator>
    <meta:document-statistic meta:object-count="227"/>
  </office:meta>
</office:document-meta>
</file>